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2000000020056D5795D97F17E95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Ultrafine_20_Dashed" svg:stroke-width="0.081cm" svg:stroke-color="#1c1c1c" draw:marker-start="" draw:marker-start-width="0.322cm" draw:marker-end="" draw:marker-end-width="0.322cm" svg:stroke-opacity="100%" draw:fill="bitmap" draw:fill-image-name="Paper_20_Texture" draw:opacity="100%" draw:textarea-horizontal-align="justify" draw:textarea-vertical-align="middle" draw:auto-grow-height="false" fo:min-height="19.478cm" fo:min-width="12.624cm" fo:padding-top="0.166cm" fo:padding-bottom="0.166cm" fo:padding-left="0.291cm" fo:padding-right="0.291cm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5.915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4.722cm" fo:min-width="0cm"/>
    </style:style>
    <style:style style:name="P1" style:family="paragraph">
      <loext:graphic-properties draw:fill="bitmap" draw:fill-image-name="Paper_20_Texture" draw:opacity="100%"/>
      <style:paragraph-properties fo:text-align="center"/>
    </style:style>
    <style:style style:name="P2" style:family="paragraph">
      <style:paragraph-properties fo:text-align="start"/>
      <style:text-properties fo:color="#000000" fo:font-size="150pt"/>
    </style:style>
    <style:style style:name="P3" style:family="paragraph">
      <loext:graphic-properties draw:fill="none" draw:fill-color="#ffffff"/>
      <style:paragraph-properties fo:text-align="start"/>
      <style:text-properties fo:color="#000000" fo:font-size="150pt" fo:text-shadow="none" fo:font-weight="bold" style:font-size-asian="180pt" style:font-weight-asian="bold" style:font-size-complex="180pt" style:font-weight-complex="bold"/>
    </style:style>
    <style:style style:name="P4" style:family="paragraph">
      <style:paragraph-properties fo:text-align="center"/>
      <style:text-properties fo:color="#000000" fo:font-size="145pt"/>
    </style:style>
    <style:style style:name="P5" style:family="paragraph">
      <loext:graphic-properties draw:fill="none" draw:fill-color="#ffffff"/>
      <style:paragraph-properties fo:text-align="center"/>
      <style:text-properties fo:color="#000000" style:font-name="MathJax_Typewriter" fo:font-size="145pt" fo:letter-spacing="-0.03cm" fo:text-shadow="none" fo:font-weight="normal" style:font-size-asian="450pt" style:font-weight-asian="bold" style:font-size-complex="450pt" style:font-weight-complex="bold"/>
    </style:style>
    <style:style style:name="T1" style:family="text">
      <style:text-properties style:font-name="Liberation Sans2" fo:text-shadow="none" fo:font-weight="bold" style:font-name-asian="Liberation Sans2" style:font-size-asian="180pt" style:font-weight-asian="bold" style:font-name-complex="Liberation Sans2" style:font-size-complex="180pt" style:font-weight-complex="bold"/>
    </style:style>
    <style:style style:name="T2" style:family="text">
      <style:text-properties style:font-name="MathJax_Typewriter" fo:letter-spacing="-0.03cm" fo:text-shadow="none" fo:font-weight="normal" style:font-size-asian="450pt" style:font-weight-asian="bold" style:font-size-complex="45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3.716cm" svg:height="20.32cm" svg:x="0cm" svg:y="0cm">
          <text:p/>
          <draw:enhanced-geometry svg:viewBox="0 0 21600 21600" draw:path-stretchpoint-x="10800" draw:path-stretchpoint-y="10800" draw:text-areas="?f3 ?f4 ?f5 ?f6" draw:type="round-rectangle" draw:modifiers="1538.47051104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3.579cm" svg:height="6.165cm" svg:x="8.559cm" svg:y="-1.351cm">
          <draw:text-box>
            <text:p text:style-name="P2"><text:span text:style-name="T1">♠</text:span></text:p>
          </draw:text-box>
        </draw:frame>
        <draw:frame draw:style-name="gr3" draw:text-style-name="P5" draw:layer="layout" svg:width="4.445cm" svg:height="4.972cm" svg:x="1.778cm" svg:y="-0.127cm">
          <draw:text-box>
            <text:p text:style-name="P4"><text:span text:style-name="T2">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family-generic="modern" style:font-pitch="variable"/>
    <style:font-face style:name="MathJax_Typewriter" svg:font-family="MathJax_Typewriter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fill-image draw:name="Paper_20_Texture" draw:display-name="Paper Texture" xlink:href="Pictures/10000000000002000000020056D5795D97F17E95.jpg" xlink:type="simple" xlink:show="embed" xlink:actuate="onLoad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13.716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1-15T20:55:50.044571432</meta:creation-date>
    <meta:editing-duration>PT5H4M44S</meta:editing-duration>
    <meta:editing-cycles>45</meta:editing-cycles>
    <meta:generator>LibreOffice/6.1.5.2$Linux_X86_64 LibreOffice_project/10$Build-2</meta:generator>
    <dc:date>2022-01-17T00:50:10.188691574</dc:date>
    <meta:document-statistic meta:object-count="3"/>
  </office:meta>
</office:document-meta>
</file>